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24-09-05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8-05-21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1-04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7-28 12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4-10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1-05 2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0-18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8-02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5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3-25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09-28 1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09-11 1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08-01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2-06-14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1-08-22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10-07-26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09-07-29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08-08-28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06-07-22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2005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1998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1998-05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1997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822093413201</text:p>
          </table:table-cell>
          <table:table-cell office:value-type="string" calcext:value-type="string">
            <text:p>1997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7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031" meta:object-count="0"/>
    <meta:user-defined meta:name="AppVersion">3.0</meta:user-defined>
  </office:meta>
</office:document-meta>
</file>